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3B76819A889B0C4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df04e" officeooo:paragraph-rsid="0017f0c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ndale Mono" fo:font-weight="normal" officeooo:rsid="0002920b" officeooo:paragraph-rsid="0017f0c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ndale Mono" fo:font-weight="normal" officeooo:rsid="0019dd94" officeooo:paragraph-rsid="0019dd9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ndale Mono" fo:font-weight="bold" officeooo:rsid="0002920b" officeooo:paragraph-rsid="0017f0c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ndale Mono" fo:font-weight="bold" officeooo:rsid="0019dd94" officeooo:paragraph-rsid="0019dd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ndale Mono" fo:font-weight="normal" officeooo:rsid="0019dd94" officeooo:paragraph-rsid="0017f0c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ndale Mono" fo:font-weight="normal" officeooo:rsid="0019dd94" officeooo:paragraph-rsid="0019dd94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ndale Mono" fo:font-weight="normal" officeooo:rsid="0019dd94" officeooo:paragraph-rsid="0019dd94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ndale Mono" fo:font-weight="normal" officeooo:rsid="0002920b" officeooo:paragraph-rsid="0017f0c2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ndale Mono" fo:font-weight="bold" officeooo:rsid="0002920b" officeooo:paragraph-rsid="0017f0c2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ndale Mono" fo:font-weight="bold" officeooo:rsid="0002920b" officeooo:paragraph-rsid="0019dd94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ndale Mono" fo:font-weight="bold" officeooo:rsid="0019dd94" officeooo:paragraph-rsid="0019dd9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ndale Mono" fo:font-size="15pt" style:text-underline-style="solid" style:text-underline-width="auto" style:text-underline-color="font-color" fo:font-weight="bold" officeooo:rsid="0002920b" officeooo:paragraph-rsid="001d8be1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9dd94"/>
    </style:style>
    <style:style style:name="P16" style:family="paragraph" style:parent-style-name="Standard">
      <style:paragraph-properties fo:text-align="start" style:justify-single-word="false"/>
      <style:text-properties officeooo:paragraph-rsid="0017f0c2"/>
    </style:style>
    <style:style style:name="T1" style:family="text">
      <style:text-properties officeooo:rsid="0007afd0"/>
    </style:style>
    <style:style style:name="T2" style:family="text">
      <style:text-properties officeooo:rsid="0019dd94"/>
    </style:style>
    <style:style style:name="T3" style:family="text">
      <style:text-properties style:font-name="Andale Mono" fo:font-weight="bold" officeooo:rsid="0002920b" style:font-weight-asian="bold" style:font-weight-complex="bold"/>
    </style:style>
    <style:style style:name="T4" style:family="text">
      <style:text-properties style:font-name="Andale Mono" fo:font-weight="bold" officeooo:rsid="0019dd94" style:font-weight-asian="bold" style:font-weight-complex="bold"/>
    </style:style>
    <style:style style:name="T5" style:family="text">
      <style:text-properties style:font-name="Andale Mono" fo:font-weight="normal" officeooo:rsid="0019dd94" style:font-weight-asian="normal" style:font-weight-complex="normal"/>
    </style:style>
    <style:style style:name="T6" style:family="text">
      <style:text-properties officeooo:rsid="000df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1.03cm, 1.63cm, 1.13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>RESOLUCIÓN <text:span text:style-name="T1">ADMINISTRATIVA </text:span><text:span text:style-name="T6">{d.codigoResolucion}</text:span></text:p>
      <text:p text:style-name="P5"/>
      <text:p text:style-name="P5"/>
      <text:p text:style-name="P16"><text:span text:style-name="T3">DENUNCIANTE:</text:span><text:span text:style-name="T5">{d.denunciante}</text:span></text:p>
      <text:p text:style-name="P7"/>
      <text:p text:style-name="P15"><text:span text:style-name="T4">DENUNCIADO :</text:span><text:span text:style-name="T5"> {d.denunciado}</text:span></text:p>
      <text:p text:style-name="P4"/>
      <text:p text:style-name="P13">CAUSA:</text:p>
      <text:p text:style-name="P9">{d.causa}</text:p>
      <text:p text:style-name="P4"/>
      <text:p text:style-name="P13">OBJETO:</text:p>
      <text:p text:style-name="P9">{d.objeto}</text:p>
      <text:p text:style-name="P4"/>
      <text:p text:style-name="P11"><text:span text:style-name="T2">RELACIÓN DE HECHOS RELEVANTES</text:span>:</text:p>
      <text:p text:style-name="P9">{d.hechosRelevantes}</text:p>
      <text:p text:style-name="P4"/>
      <text:p text:style-name="P12"><text:span text:style-name="T2">FUNDAMENTOS DE LA DESICIÓN</text:span>:</text:p>
      <text:p text:style-name="P9">{d.fundamentacionDeLaDecision}</text:p>
      <text:p text:style-name="P4"/>
      <text:p text:style-name="P13">SANCIÓN:</text:p>
      <text:p text:style-name="P10">{d.<text:span text:style-name="T2">sancion</text:span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{d.autoridadSancionadora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f04e" officeooo:paragraph-rsid="0017f0c2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988cm, 1.03cm, 1.63cm, 1.13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092cm" svg:y="-1.012cm" svg:width="2.559cm" svg:height="2.422cm" draw:z-index="0"><draw:image xlink:href="Pictures/1000000000000190000001903B76819A889B0C43.png" xlink:type="simple" xlink:show="embed" xlink:actuate="onLoad" draw:mime-type="image/png"/></draw:frame>{d.fechaRegistroImpugnacion}</text:p>
        <text:p text:style-name="MP1">{d.codigoResolucion}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2:54:01.379677443</meta:creation-date>
    <dc:date>2022-12-03T13:11:27.450610371</dc:date>
    <meta:editing-duration>PT16M30S</meta:editing-duration>
    <meta:editing-cycles>6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17" meta:word-count="27" meta:character-count="334" meta:non-whitespace-character-count="324"/>
  </office:meta>
</office:document-meta>
</file>